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31b3"/>
    </style:style>
    <style:style style:name="P2" style:family="paragraph" style:parent-style-name="Standard">
      <style:paragraph-properties fo:text-align="center" style:justify-single-word="false"/>
      <style:text-properties style:font-name="Liberation Mono" fo:font-size="22pt" style:text-underline-style="solid" style:text-underline-width="auto" style:text-underline-color="font-color" officeooo:rsid="001431b3" officeooo:paragraph-rsid="001431b3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6pt" style:text-underline-style="none" officeooo:rsid="001431b3" officeooo:paragraph-rsid="001431b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6pt" officeooo:rsid="001431b3" officeooo:paragraph-rsid="001431b3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normal" fo:font-weight="normal" officeooo:paragraph-rsid="001431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normal" fo:font-weight="normal" officeooo:rsid="0015a73d" officeooo:paragraph-rsid="001431b3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431b3" officeooo:paragraph-rsid="001431b3" style:font-size-asian="16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5a73d" officeooo:paragraph-rsid="0015a73d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65479" officeooo:paragraph-rsid="00165479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702f8" officeooo:paragraph-rsid="001702f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7196b" officeooo:paragraph-rsid="0017196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7196b" officeooo:paragraph-rsid="0018b2a3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8b2a3" officeooo:paragraph-rsid="0018b2a3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aab9f" officeooo:paragraph-rsid="001aab9f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cf49b" officeooo:paragraph-rsid="001cf49b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6pt" fo:letter-spacing="normal" fo:font-style="normal" fo:font-weight="normal" officeooo:rsid="001e8b4a" officeooo:paragraph-rsid="001e8b4a" style:font-size-asian="14pt" style:font-weight-asian="normal" style:font-size-complex="16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Liberation Mono" fo:font-size="16pt" style:text-underline-style="none" officeooo:rsid="001431b3" officeooo:paragraph-rsid="001431b3" style:font-size-asian="16pt" style:font-size-complex="16pt"/>
    </style:style>
    <style:style style:name="T1" style:family="text">
      <style:text-properties fo:font-variant="normal" fo:text-transform="none" style:use-window-font-color="true" style:font-name="Liberation Mono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1431b3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use-window-font-color="true" style:font-name="Liberation Mono" fo:font-size="12pt" fo:letter-spacing="normal" fo:font-weight="normal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use-window-font-color="true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style:use-window-font-color="true" fo:letter-spacing="normal" fo:font-style="normal" fo:font-weight="normal" officeooo:rsid="0015a73d" style:font-weight-asian="normal" style:font-weight-complex="normal"/>
    </style:style>
    <style:style style:name="T6" style:family="text">
      <style:text-properties style:font-name="Liberation Mono" fo:font-size="16pt" style:text-underline-style="none" officeooo:rsid="001431b3" style:font-size-asian="16pt" style:font-size-complex="16pt"/>
    </style:style>
    <style:style style:name="T7" style:family="text">
      <style:text-properties officeooo:rsid="0018b2a3"/>
    </style:style>
    <style:style style:name="T8" style:family="text">
      <style:text-properties officeooo:rsid="001aab9f"/>
    </style:style>
    <style:style style:name="T9" style:family="text">
      <style:text-properties officeooo:rsid="001c60bb"/>
    </style:style>
    <style:style style:name="T10" style:family="text">
      <style:text-properties officeooo:rsid="001ff1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chine Learning-week3</text:p>
      <text:p text:style-name="P3"/>
      <text:list xml:id="list16423055" text:style-name="L1">
        <text:list-header>
          <text:p text:style-name="P17"/>
          <text:p text:style-name="P17">What is machine learning?</text:p>
        </text:list-header>
      </text:list>
      <text:p text:style-name="P1"><text:span text:style-name="T6">A:</text:span><text:span text:style-name="T1">Machine learning is an application of artificial intelligence (AI) that provides systems the ability to automatically learn and improve from experience without being explicitly programmed. </text:span><text:span text:style-name="Strong_20_Emphasis"><text:span text:style-name="T1">Machine learning focuses on the development of computer programs</text:span></text:span><text:span text:style-name="T3"> </text:span><text:span text:style-name="T1">that can access data/</text:span><text:span text:style-name="T2">be given data</text:span><text:span text:style-name="T1"> and use it learn for themselves.</text:span></text:p>
      <text:p text:style-name="P5"><text:tab/></text:p>
      <text:p text:style-name="P5"/>
      <text:p text:style-name="P5"><text:tab/></text:p>
      <text:p text:style-name="P7">How do you know if a program is a m.l algorithm or not?</text:p>
      <text:p text:style-name="P7"/>
      <text:p text:style-name="P7">A:Machine learning algorithms<text:tab/>allow keep getting better at doing certain <text:s/>expected tasks to over repeated exectutions.</text:p>
      <text:p text:style-name="P7"/>
      <text:p text:style-name="P4"><text:span text:style-name="T4">Youtube homepage generation is an example of machine learning. It </text:span><text:span text:style-name="T5">uses a user’s watch/ search <text:s/>history to <text:s/>learn his/her preferences and then pick and choose recomended videos based on video title, and perhaps for the upgraded algorithm video content.</text:span></text:p>
      <text:p text:style-name="P6"/>
      <text:p text:style-name="P8">Flipkart, the e-commerce website too uses machine learning to know about what a user would be interested in buying and display attractive offers in the categories and even display advertisments on other websites about the same product.</text:p>
      <text:p text:style-name="P8"/>
      <text:p text:style-name="P8"/>
      <text:p text:style-name="P9">4)For a checkers game:</text:p>
      <text:p text:style-name="P9">Class of task(T)-Playing and winnning a game of checkers</text:p>
      <text:p text:style-name="P9">Performance(P)-Number of wins vs loss</text:p>
      <text:p text:style-name="P9">Training experience(E)-Grandmasters playing games(Supervised)/winning and losing moves in games played against itself(Reinforcement)</text:p>
      <text:p text:style-name="P10">Speech recognition:</text:p>
      <text:p text:style-name="P10"><text:soft-page-break/></text:p>
      <text:p text:style-name="P10">Class of task(T)-Recognising speech input from a user and converting it into text.</text:p>
      <text:p text:style-name="P10">Training Experience(E)-Listening to labled voice samples and guessing.</text:p>
      <text:p text:style-name="P10">Performance(P)-Precentage of words guessed correctly.</text:p>
      <text:p text:style-name="P10"/>
      <text:p text:style-name="P14">5)<text:span text:style-name="T9">The target <text:s/>is the goal to be reached and the approximation function is what tries to fit the result so as to come as close as possible to the target training model results. </text:span></text:p>
      <text:p text:style-name="P15">For the checkers problem, first we decide which method of learning we are gonna use, which approximation algorithm.</text:p>
      <text:p text:style-name="P16">Then we need to apply constraints eg:normal playing pieces can only move in diagonals and only one diagonal at a time.</text:p>
      <text:p text:style-name="P16">Also we specify the rules of capture and how to capture.</text:p>
      <text:p text:style-name="P16">We add weights,<text:span text:style-name="T10">if it is a reinforced model we would have to specify rewards and punishment</text:span>,<text:span text:style-name="T10"> learning model else it will </text:span><text:s/>for each of the piece’s moves and then either allow it to learn moves from preset examples , play against real humans , play itself and learn.</text:p>
      <text:p text:style-name="P10"/>
      <text:p text:style-name="P11">6)Key issues in machine learning:</text:p>
      <text:p text:style-name="P12"/>
      <text:p text:style-name="P13">Issues with machine learning</text:p>
      <text:p text:style-name="P11">-&gt;Requirement of more computing power in order to make a system learn faster</text:p>
      <text:p text:style-name="P11">-&gt;<text:span text:style-name="T7">Learning rate has to be experimentally fixed</text:span></text:p>
      <text:p text:style-name="P11">-<text:span text:style-name="T7">&gt;Over training is possible</text:span></text:p>
      <text:p text:style-name="P11">-<text:span text:style-name="T8">&gt;Needs very large datasets for a well trained model.</text:span></text:p>
      <text:p text:style-name="P11"/>
      <text:p text:style-name="P12">Machine learning can be used for various tasks, some of the potentially important <text:span text:style-name="T7">issues</text:span> could be:</text:p>
      <text:p text:style-name="P12"/>
      <text:p text:style-name="P13"><text:soft-page-break/>1.Debugging code automatically:The experience could be learned from verified git users with good code</text:p>
      <text:p text:style-name="P13">2.Machine learning can be used to deterine an algorithm for road crossing when there is heavy traffic</text:p>
      <text:p text:style-name="P13">3.Machine learning can be used for using cctv to intelligently monitor and raise auto alarms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0T05:57:57.443454411</meta:creation-date>
    <dc:date>2018-02-10T14:05:59.698811846</dc:date>
    <meta:editing-duration>PT53M32S</meta:editing-duration>
    <meta:editing-cycles>6</meta:editing-cycles>
    <meta:generator>LibreOffice/5.4.2.2$Linux_X86_64 LibreOffice_project/40m0$Build-2</meta:generator>
    <meta:document-statistic meta:table-count="0" meta:image-count="0" meta:object-count="0" meta:page-count="3" meta:paragraph-count="32" meta:word-count="450" meta:character-count="2885" meta:non-whitespace-character-count="2457"/>
  </office:meta>
</office:document-meta>
</file>